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P39" style:parent-style-name="Normal" style:list-style-name="LFO4" style:family="paragraph"/>
    <style:style style:name="P40" style:parent-style-name="Normal" style:list-style-name="LFO4" style:family="paragraph"/>
    <style:style style:name="P41" style:parent-style-name="Normal" style:list-style-name="LFO4" style:family="paragraph"/>
    <style:style style:name="P42" style:parent-style-name="Normal" style:list-style-name="LFO4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Normal" style:list-style-name="LFO5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list-style-name="LFO5" style:family="paragraph"/>
    <style:style style:name="T50" style:parent-style-name="Policepardéfaut" style:family="text">
      <style:text-properties fo:font-weight="bold" style:font-weight-asian="bold" style:font-weight-complex="bold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list-style-name="LFO6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list-style-name="LFO6" style:family="paragraph"/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Normal" style:list-style-name="LFO6" style:family="paragraph"/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list-style-name="LFO6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Normal" style:list-style-name="LFO6" style:family="paragraph"/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P68" style:parent-style-name="Normal" style:list-style-name="LFO6" style:family="paragraph"/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7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list-style-name="LFO7" style:family="paragraph"/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list-style-name="LFO7" style:family="paragraph"/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8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8" style:family="paragraph"/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list-style-name="LFO8" style:family="paragraph"/>
    <style:style style:name="T83" style:parent-style-name="Policepardéfau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list-style-name="LFO9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list-style-name="LFO9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list-style-name="LFO9" style:family="paragraph"/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10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list-style-name="LFO10" style:family="paragraph"/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Normal" style:list-style-name="LFO10" style:family="paragraph"/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list-style-name="LFO11" style:family="paragraph"/>
    <style:style style:name="P102" style:parent-style-name="Normal" style:list-style-name="LFO11" style:family="paragraph"/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list-style-name="LFO12" style:family="paragraph"/>
    <style:style style:name="P105" style:parent-style-name="Normal" style:list-style-name="LFO12" style:family="paragraph"/>
    <style:style style:name="P106" style:parent-style-name="Normal" style:list-style-name="LFO12" style:family="paragraph"/>
    <style:style style:name="P107" style:parent-style-name="Normal" style:list-style-name="LFO12" style:family="paragraph"/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list-style-name="LFO13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P111" style:parent-style-name="Normal" style:list-style-name="LFO13" style:family="paragraph"/>
    <style:style style:name="T112" style:parent-style-name="Policepardéfaut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list-style-name="LFO14" style:family="paragraph"/>
    <style:style style:name="T116" style:parent-style-name="Policepardéfaut" style:family="text">
      <style:text-properties fo:font-weight="bold" style:font-weight-asian="bold" style:font-weight-complex="bold"/>
    </style:style>
    <style:style style:name="P117" style:parent-style-name="Normal" style:list-style-name="LFO14" style:family="paragraph"/>
    <style:style style:name="T118" style:parent-style-name="Policepardéfaut" style:family="text">
      <style:text-properties fo:font-weight="bold" style:font-weight-asian="bold" style:font-weight-complex="bold"/>
    </style:style>
    <style:style style:name="P119" style:parent-style-name="Normal" style:list-style-name="LFO14" style:family="paragraph"/>
    <style:style style:name="T120" style:parent-style-name="Policepardéfaut" style:family="text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list-style-name="LFO15" style:family="paragraph"/>
    <style:style style:name="P123" style:parent-style-name="Normal" style:list-style-name="LFO15" style:family="paragraph"/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list-style-name="LFO16" style:family="paragraph"/>
    <style:style style:name="T126" style:parent-style-name="Policepardéfaut" style:family="text">
      <style:text-properties fo:font-weight="bold" style:font-weight-asian="bold" style:font-weight-complex="bold"/>
    </style:style>
    <style:style style:name="P127" style:parent-style-name="Normal" style:list-style-name="LFO16" style:family="paragraph"/>
    <style:style style:name="T128" style:parent-style-name="Policepardéfaut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list-style-name="LFO17" style:family="paragraph"/>
    <style:style style:name="T131" style:parent-style-name="Policepardéfaut" style:family="text">
      <style:text-properties fo:font-weight="bold" style:font-weight-asian="bold" style:font-weight-complex="bold"/>
    </style:style>
    <style:style style:name="P132" style:parent-style-name="Normal" style:list-style-name="LFO17" style:family="paragraph"/>
    <style:style style:name="T133" style:parent-style-name="Policepardéfaut" style:family="text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list-style-name="LFO18" style:family="paragraph"/>
    <style:style style:name="T136" style:parent-style-name="Policepardéfaut" style:family="text">
      <style:text-properties fo:font-weight="bold" style:font-weight-asian="bold" style:font-weight-complex="bold"/>
    </style:style>
    <style:style style:name="P137" style:parent-style-name="Normal" style:list-style-name="LFO18" style:family="paragraph"/>
    <style:style style:name="T138" style:parent-style-name="Policepardéfaut" style:family="text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list-style-name="LFO19" style:family="paragraph"/>
    <style:style style:name="T141" style:parent-style-name="Policepardéfaut" style:family="text">
      <style:text-properties fo:font-weight="bold" style:font-weight-asian="bold" style:font-weight-complex="bold"/>
    </style:style>
    <style:style style:name="P142" style:parent-style-name="Normal" style:list-style-name="LFO19" style:family="paragraph"/>
    <style:style style:name="T143" style:parent-style-name="Policepardéfaut" style:family="text">
      <style:text-properties fo:font-weight="bold" style:font-weight-asian="bold" style:font-weight-complex="bold"/>
    </style:style>
    <style:style style:name="P144" style:parent-style-name="Normal" style:list-style-name="LFO19" style:family="paragraph"/>
    <style:style style:name="T145" style:parent-style-name="Policepardéfaut" style:family="text">
      <style:text-properties fo:font-weight="bold" style:font-weight-asian="bold" style:font-weight-complex="bold"/>
    </style:style>
    <style:style style:name="P146" style:parent-style-name="Normal" style:list-style-name="LFO19" style:family="paragraph"/>
    <style:style style:name="T147" style:parent-style-name="Policepardéfaut" style:family="text">
      <style:text-properties fo:font-weight="bold" style:font-weight-asian="bold" style:font-weight-complex="bold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" style:list-style-name="LFO20" style:family="paragraph"/>
    <style:style style:name="T150" style:parent-style-name="Policepardéfaut" style:family="text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list-style-name="LFO21" style:family="paragraph"/>
    <style:style style:name="T154" style:parent-style-name="Policepardéfaut" style:family="text">
      <style:text-properties fo:font-weight="bold" style:font-weight-asian="bold" style:font-weight-complex="bold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Cahier des Spécifications Techniques pour le Workflow de l'Agence Furious Ducks</text:span></text:p>
      <text:p text:style-name="P3">1. Préconisations Techniques</text:p>
      <text:p text:style-name="P4">Infrastructure</text:p>
      <text:list text:style-name="LFO1" text:continue-numbering="true">
        <text:list-item>
          <text:p text:style-name="P5"><text:span text:style-name="T6">Serveur dédié ou Cloud</text:span><text:s/>: Choix d'une infrastructure Cloud (AWS, GCP, ou DigitalOcean) pour sa flexibilité et son évolutivité.</text:p>
        </text:list-item>
        <text:list-item>
          <text:p text:style-name="P7"><text:span text:style-name="T8">Système d'exploitation</text:span><text:s/>: Linux (Ubuntu Server ou Debian) pour la stabilité et la compatibilité avec Docker.</text:p>
        </text:list-item>
        <text:list-item>
          <text:p text:style-name="P9"><text:span text:style-name="T10">Orchestration des conteneurs</text:span><text:s/>: Kubernetes pour la gestion des déploiements et la scalabilité.</text:p>
        </text:list-item>
      </text:list>
      <text:p text:style-name="P11">Briques logicielles</text:p>
      <text:list text:style-name="LFO2" text:continue-numbering="true">
        <text:list-item>
          <text:p text:style-name="P12"><text:span text:style-name="T13">Intégration Continue (CI)</text:span><text:s/>: Jenkins, outil open source puissant et modulaire.</text:p>
        </text:list-item>
        <text:list-item>
          <text:p text:style-name="P14"><text:span text:style-name="T15">Gestion de code source (SCM)</text:span><text:s/>: GitLab (open-source, CI/CD intégré, gestion des dépôts).</text:p>
        </text:list-item>
        <text:list-item>
          <text:p text:style-name="P16"><text:span text:style-name="T17">Tests applicatifs</text:span><text:s/>: Selenium pour tests fonctionnels, JUnit/PyTest pour tests unitaires.</text:p>
        </text:list-item>
        <text:list-item>
          <text:p text:style-name="P18"><text:span text:style-name="T19">Backup</text:span><text:s/>: BorgBackup ou Restic pour sauvegardes automatisées et chiffrées.</text:p>
        </text:list-item>
        <text:list-item>
          <text:p text:style-name="P20"><text:span text:style-name="T21">Monitoring</text:span><text:s/>: Prometheus (métriques), Grafana (visualisation), et ELK Stack pour logs.</text:p>
        </text:list-item>
        <text:list-item>
          <text:p text:style-name="P22"><text:span text:style-name="T23">Reverse Proxy</text:span><text:s/>: Traefik pour la gestion dynamique des services Docker.</text:p>
        </text:list-item>
      </text:list>
      <text:p text:style-name="P24">2. Diagramme d'Infrastructure</text:p>
      <text:p text:style-name="Normal">(Diagramme présenté sous forme visuelle dans le rapport final)</text:p>
      <text:p text:style-name="P25">3. Diagrammes UML et BPMN</text:p>
      <text:list text:style-name="LFO3" text:continue-numbering="true">
        <text:list-item>
          <text:p text:style-name="P26"><text:span text:style-name="T27">Diagramme UML</text:span><text:s/>: Processus de déploiement CI/CD.</text:p>
        </text:list-item>
        <text:list-item>
          <text:p text:style-name="P28"><text:span text:style-name="T29">Diagramme BPMN</text:span><text:s/>: Flux de travail des différents étapes du workflow.</text:p>
        </text:list-item>
      </text:list>
      <text:p text:style-name="P30">4. Hébergement et Nom de Domaine</text:p>
      <text:p text:style-name="P31">Hébergement Préconisé</text:p>
      <text:list text:style-name="LFO4" text:continue-numbering="true">
        <text:list-item>
          <text:p text:style-name="P32"><text:span text:style-name="T33">Fournisseur</text:span><text:s/>: DigitalOcean</text:p>
        </text:list-item>
        <text:list-item>
          <text:p text:style-name="P34"><text:span text:style-name="T35">Offre choisie</text:span><text:s/>: DigitalOcean Droplets + Spaces (stockage)</text:p>
        </text:list-item>
        <text:list-item>
          <text:p text:style-name="P36"><text:span text:style-name="T37">Justification</text:span><text:s/>:</text:p>
          <text:list text:continue-numbering="true">
            <text:list-item>
              <text:p text:style-name="P38">Infrastructure performante et économique</text:p>
            </text:list-item>
            <text:list-item>
              <text:p text:style-name="P39">Facilité de mise en place avec Kubernetes via DigitalOcean Kubernetes (DOKS)</text:p>
            </text:list-item>
            <text:list-item>
              <text:p text:style-name="P40">Intégration simple avec Docker et CI/CD</text:p>
            </text:list-item>
            <text:list-item>
              <text:p text:style-name="P41">Sécurité avancée avec firewall géré et snapshots automatiques</text:p>
            </text:list-item>
            <text:list-item>
              <text:p text:style-name="P42">Coût estimé :<text:s/><text:span text:style-name="T43">120 à 200 €/mois</text:span><text:s/>en fonction des ressources utilisées</text:p>
            </text:list-item>
          </text:list>
        </text:list-item>
      </text:list>
      <text:p text:style-name="P44">Nom de Domaine</text:p>
      <text:list text:style-name="LFO5" text:continue-numbering="true">
        <text:list-item>
          <text:p text:style-name="P45"><text:span text:style-name="T46">Fournisseur</text:span><text:s/>: Namecheap, OVH, Google Domains</text:p>
        </text:list-item>
        <text:list-item>
          <text:p text:style-name="P47"><text:span text:style-name="T48">Nom de domaine recommandé</text:span><text:s/>: thetiptop-jeu.com</text:p>
        </text:list-item>
        <text:list-item>
          <text:p text:style-name="P49"><text:span text:style-name="T50">Coût estimé</text:span><text:s/>:<text:s/><text:span text:style-name="T51">10 à 20€/an</text:span></text:p>
        </text:list-item>
      </text:list>
      <text:p text:style-name="P52">Stratégie de Backup</text:p>
      <text:list text:style-name="LFO6" text:continue-numbering="true">
        <text:list-item>
          <text:p text:style-name="P53"><text:span text:style-name="T54">Sauvegarde des bases de données</text:span><text:s/>: Utilisation de<text:s/><text:span text:style-name="T55">BorgBackup</text:span><text:s/>pour des sauvegardes chiffrées et incrémentielles.</text:p>
        </text:list-item>
        <text:list-item>
          <text:p text:style-name="P56"><text:span text:style-name="T57">Sauvegarde des fichiers du site</text:span><text:s/>: Stockage automatique sur<text:s/><text:span text:style-name="T58">DigitalOcean Spaces</text:span><text:s/>(équivalent AWS S3).</text:p>
        </text:list-item>
        <text:list-item>
          <text:p text:style-name="P59"><text:span text:style-name="T60">Fréquence des sauvegardes</text:span><text:s/>:</text:p>
          <text:list text:continue-numbering="true">
            <text:list-item>
              <text:p text:style-name="P61"><text:span text:style-name="T62">Base de données</text:span><text:s/>: toutes les 6 heures</text:p>
            </text:list-item>
            <text:list-item>
              <text:p text:style-name="P63"><text:span text:style-name="T64">Fichiers du site</text:span><text:s/>: chaque jour</text:p>
            </text:list-item>
            <text:list-item>
              <text:p text:style-name="P65"><text:span text:style-name="T66">Logs et métriques</text:span><text:s/>: stockage sur<text:s/><text:span text:style-name="T67">ELK Stack avec rotation hebdomadaire</text:span></text:p>
            </text:list-item>
          </text:list>
        </text:list-item>
        <text:list-item>
          <text:p text:style-name="P68"><text:span text:style-name="T69">Récupération en cas d’incident</text:span><text:s/>: Plan de reprise d’activité via un second serveur de secours avec synchronisation automatisée.</text:p>
        </text:list-item>
      </text:list>
      <text:p text:style-name="P70">5. Facteurs-Risques</text:p>
      <text:list text:style-name="LFO7" text:continue-numbering="true">
        <text:list-item>
          <text:p text:style-name="P71"><text:span text:style-name="T72">Risque de dépendance technologique</text:span><text:s/>: Utilisation d'outils open-source pour garantir la portabilité.</text:p>
        </text:list-item>
        <text:list-item>
          <text:p text:style-name="P73"><text:span text:style-name="T74">Risque de surcharge des serveurs</text:span><text:s/>: Mise en place d'une architecture scalable sur Kubernetes.</text:p>
        </text:list-item>
        <text:list-item>
          <text:p text:style-name="P75"><text:span text:style-name="T76">Risque de non-adoption par les équipes</text:span><text:s/>: Formation et documentation complète.</text:p>
        </text:list-item>
      </text:list>
      <text:p text:style-name="P77">6. Estimation des Coûts</text:p>
      <text:list text:style-name="LFO8" text:continue-numbering="true">
        <text:list-item>
          <text:p text:style-name="P78"><text:span text:style-name="T79">Étude et développement</text:span><text:s/>: 30 000 €</text:p>
        </text:list-item>
        <text:list-item>
          <text:p text:style-name="P80"><text:span text:style-name="T81">Coût d'hébergement</text:span><text:s/>: 200 €/mois (DigitalOcean)</text:p>
        </text:list-item>
        <text:list-item>
          <text:p text:style-name="P82"><text:span text:style-name="T83">Coût de formation et maintenance</text:span><text:s/>: 5 000 €/an</text:p>
        </text:list-item>
      </text:list>
      <text:p text:style-name="P84">7. Procédures Utilisateurs</text:p>
      <text:list text:style-name="LFO9" text:continue-numbering="true">
        <text:list-item>
          <text:p text:style-name="P85"><text:span text:style-name="T86">Guide d'utilisation de Jenkins</text:span></text:p>
        </text:list-item>
        <text:list-item>
          <text:p text:style-name="P87"><text:span text:style-name="T88">Procédure de déploiement d'un projet</text:span></text:p>
        </text:list-item>
        <text:list-item>
          <text:p text:style-name="P89"><text:span text:style-name="T90">Sauvegarde et restauration des données</text:span></text:p>
        </text:list-item>
      </text:list>
      <text:p text:style-name="P91">8. Fiche de Poste pour Maintenance Workflow</text:p>
      <text:list text:style-name="LFO10" text:continue-numbering="true">
        <text:list-item>
          <text:p text:style-name="P92"><text:span text:style-name="T93">Poste</text:span><text:s/>: Ingénieur DevOps</text:p>
        </text:list-item>
        <text:list-item>
          <text:p text:style-name="P94"><text:span text:style-name="T95">Compétences requises</text:span><text:s/>: Docker, Kubernetes, CI/CD, Linux, Monitoring (Prometheus, Grafana).</text:p>
        </text:list-item>
        <text:list-item>
          <text:p text:style-name="P96"><text:span text:style-name="T97">Formation recommandée</text:span><text:s/>: Formation interne sur l'architecture mise en place.</text:p>
        </text:list-item>
      </text:list>
      <text:p text:style-name="P98">9. Présentation PowerPoint</text:p>
      <text:p text:style-name="Normal">(Présentation disponible dans le rapport final)</text:p>
      <text:p text:style-name="Normal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9">Cahier des Charges et Site Internet du Jeu-Concours pour Thé Tip Top</text:span></text:p>
      <text:p text:style-name="P100">1. Étude Marketing</text:p>
      <text:list text:style-name="LFO11" text:continue-numbering="true">
        <text:list-item>
          <text:p text:style-name="P101">Analyse de la concurrence (Palais des thés, Kusmi Tea)</text:p>
        </text:list-item>
        <text:list-item>
          <text:p text:style-name="P102">Ciblage clientèle : amateurs de thé haut de gamme, consommateurs bio.</text:p>
        </text:list-item>
      </text:list>
      <text:p text:style-name="P103">2. Mix Marketing</text:p>
      <text:list text:style-name="LFO12" text:continue-numbering="true">
        <text:list-item>
          <text:p text:style-name="P104">Produit : Thés bio et handmades.</text:p>
        </text:list-item>
        <text:list-item>
          <text:p text:style-name="P105">Prix : Positionnement premium.</text:p>
        </text:list-item>
        <text:list-item>
          <text:p text:style-name="P106">Distribution : Boutiques physiques et e-commerce.</text:p>
        </text:list-item>
        <text:list-item>
          <text:p text:style-name="P107">Communication : Jeu-concours, réseaux sociaux, influenceurs.</text:p>
        </text:list-item>
      </text:list>
      <text:p text:style-name="P108">3. Facteurs-Risques</text:p>
      <text:list text:style-name="LFO13" text:continue-numbering="true">
        <text:list-item>
          <text:p text:style-name="P109"><text:span text:style-name="T110">Fraude au jeu</text:span><text:s/>: Système de vérification des codes.</text:p>
        </text:list-item>
        <text:list-item>
          <text:p text:style-name="P111"><text:span text:style-name="T112">Problèmes techniques</text:span><text:s/>: Tests poussés en préproduction.</text:p>
        </text:list-item>
      </text:list>
      <text:p text:style-name="P113">4. Planification (Diagramme Gantt en ASAP)</text:p>
      <text:p text:style-name="P114">5. Estimation des Coûts</text:p>
      <text:list text:style-name="LFO14" text:continue-numbering="true">
        <text:list-item>
          <text:p text:style-name="P115"><text:span text:style-name="T116">Développement web</text:span><text:s/>: 50 000 €</text:p>
        </text:list-item>
        <text:list-item>
          <text:p text:style-name="P117"><text:span text:style-name="T118">Hébergement</text:span><text:s/>: 200 €/mois</text:p>
        </text:list-item>
        <text:list-item>
          <text:p text:style-name="P119"><text:span text:style-name="T120">Marketing &amp; Influenceurs</text:span><text:s/>: 20 000 €</text:p>
        </text:list-item>
      </text:list>
      <text:p text:style-name="P121">6. Réseaux Sociaux</text:p>
      <text:soft-page-break/>
      <text:list text:style-name="LFO15" text:continue-numbering="true">
        <text:list-item>
          <text:p text:style-name="P122">Collaboration avec influenceurs Instagram et TikTok.</text:p>
        </text:list-item>
        <text:list-item>
          <text:p text:style-name="P123">Campagnes sponsorisées Facebook/Google.</text:p>
        </text:list-item>
      </text:list>
      <text:p text:style-name="P124">7. Outils d'Analyse</text:p>
      <text:list text:style-name="LFO16" text:continue-numbering="true">
        <text:list-item>
          <text:p text:style-name="P125"><text:span text:style-name="T126">Google Analytics</text:span><text:s/>: suivi des performances.</text:p>
        </text:list-item>
        <text:list-item>
          <text:p text:style-name="P127"><text:span text:style-name="T128">Hootsuite</text:span><text:s/>: gestion des réseaux sociaux.</text:p>
        </text:list-item>
      </text:list>
      <text:p text:style-name="P129">8. Charte Graphique</text:p>
      <text:list text:style-name="LFO17" text:continue-numbering="true">
        <text:list-item>
          <text:p text:style-name="P130"><text:span text:style-name="T131">Logo repensé</text:span><text:s/>: élégant, nature, bio.</text:p>
        </text:list-item>
        <text:list-item>
          <text:p text:style-name="P132"><text:span text:style-name="T133">Couleurs</text:span><text:s/>: Tons verts et naturels.</text:p>
        </text:list-item>
      </text:list>
      <text:p text:style-name="P134">9. Accessibilité &amp; RGPD</text:p>
      <text:list text:style-name="LFO18" text:continue-numbering="true">
        <text:list-item>
          <text:p text:style-name="P135"><text:span text:style-name="T136">Respect des normes WCAG 2.1</text:span></text:p>
        </text:list-item>
        <text:list-item>
          <text:p text:style-name="P137"><text:span text:style-name="T138">Politique de confidentialité RGPD-compliant</text:span></text:p>
        </text:list-item>
      </text:list>
      <text:p text:style-name="P139">10. Préconisations Techniques</text:p>
      <text:list text:style-name="LFO19" text:continue-numbering="true">
        <text:list-item>
          <text:p text:style-name="P140"><text:span text:style-name="T141">Backend</text:span><text:s/>: Node.js avec Express.js</text:p>
        </text:list-item>
        <text:list-item>
          <text:p text:style-name="P142"><text:span text:style-name="T143">Base de données</text:span><text:s/>: PostgreSQL</text:p>
        </text:list-item>
        <text:list-item>
          <text:p text:style-name="P144"><text:span text:style-name="T145">Frontend</text:span><text:s/>: Vue.js ou React</text:p>
        </text:list-item>
        <text:list-item>
          <text:p text:style-name="P146"><text:span text:style-name="T147">Authentification</text:span><text:s/>: OAuth2 (Google, Facebook)</text:p>
        </text:list-item>
      </text:list>
      <text:p text:style-name="P148">11. Adaptabilité Multi-Supports</text:p>
      <text:list text:style-name="LFO20" text:continue-numbering="true">
        <text:list-item>
          <text:p text:style-name="P149"><text:span text:style-name="T150">Design responsive</text:span><text:s/>: Mobile-first</text:p>
        </text:list-item>
      </text:list>
      <text:p text:style-name="P151">12. Présentation PowerPoint</text:p>
      <text:p text:style-name="Normal">(Présentation disponible dans le rapport final)</text:p>
      <text:p text:style-name="P152">13. Suivi du Projet</text:p>
      <text:list text:style-name="LFO21" text:continue-numbering="true">
        <text:list-item>
          <text:p text:style-name="P153"><text:span text:style-name="T154">Utilisation de Trello/Notion</text:span><text:s/>pour suivi et collaboration.</text:p>
        </text:list-item>
      </text:list>
      <text:p text:style-name="Normal"><text:span text:style-name="T155">Livrables</text:span><text:s/>: Cahier des charges, wireframes, prototypes, code source et documentat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3-21T11:42:00Z</meta:creation-date>
    <dc:date>2025-03-21T12:45:00Z</dc:date>
    <meta:template xlink:href="Normal.dotm" xlink:type="simple"/>
    <meta:editing-cycles>1</meta:editing-cycles>
    <meta:editing-duration>PT960S</meta:editing-duration>
    <meta:document-statistic meta:page-count="4" meta:paragraph-count="9" meta:word-count="730" meta:character-count="4737" meta:row-count="33" meta:non-whitespace-character-count="4016"/>
  </office:meta>
</office:document-meta>
</file>